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c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И - ниче не делать, просто пз посещать</text:p>
      <text:p text:style-name="P1">МЧА - лабы потом делать, не щас</text:p>
      <text:p text:style-name="P1"/>
      <text:p text:style-name="P1">МДИСУБД - изи, просто лабы делать<text:tab/><text:tab/><text:tab/><text:tab/><text:tab/><text:tab/>SQL<text:line-break/>АВС - делать лабы, если не автос - за 2 недели до экза учить<text:tab/><text:tab/><text:tab/>C++, ASM низк.</text:p>
      <text:p text:style-name="Standard">ИГИ - делать лабы, это вэб, там несложно<text:tab/><text:tab/><text:tab/><text:tab/><text:tab/>ASP . NET вэб</text:p>
      <text:p text:style-name="Standard">ППО - делать лабы надо, а экз вроде как несложный, там Галковский <text:tab/>Kotlin Android<text:line-break/>СП - делать лабы надо щас, потом может быть другой препод (Владымцев<text:tab/>C++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1:25:09.519991664</meta:creation-date>
    <dc:date>2021-10-04T11:31:13.307189798</dc:date>
    <meta:editing-duration>PT6M4S</meta:editing-duration>
    <meta:editing-cycles>1</meta:editing-cycles>
    <meta:document-statistic meta:table-count="0" meta:image-count="0" meta:object-count="0" meta:page-count="1" meta:paragraph-count="5" meta:word-count="78" meta:character-count="404" meta:non-whitespace-character-count="318"/>
    <meta:generator>LibreOffice/7.2.1.2$Linux_X86_64 LibreOffice_project/2c9f9a7aa7c967a1b7ec3448959cff87b32f6580</meta:generator>
  </office:meta>
</office:document-meta>
</file>